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55pt"/>
    </style:style>
    <style:style style:name="co2" style:family="table-column">
      <style:table-column-properties fo:break-before="auto" style:column-width="48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knn_results(12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predicted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table:formula="of:=COUNTIFS([.B$1:.B$1048576];0;[.A$1:.A$1048576];0)" office:value-type="float" office:value="162" calcext:value-type="float">
            <text:p>162</text:p>
          </table:table-cell>
          <table:table-cell table:style-name="ce1" table:formula="of:=COUNTIFS([.B$1:.B$1048576];1;[.A$1:.A$1048576];0)" office:value-type="float" office:value="0" calcext:value-type="float">
            <text:p>0</text:p>
          </table:table-cell>
          <table:table-cell table:style-name="ce1" table:formula="of:=COUNTIFS([.B$1:.B$1048576];2;[.A$1:.A$1048576];0)" office:value-type="float" office:value="0" calcext:value-type="float">
            <text:p>0</text:p>
          </table:table-cell>
          <table:table-cell table:style-name="ce1" table:formula="of:=COUNTIFS([.B$1:.B$1048576];3;[.A$1:.A$1048576];0)" office:value-type="float" office:value="0" calcext:value-type="float">
            <text:p>0</text:p>
          </table:table-cell>
          <table:table-cell table:style-name="ce1" table:formula="of:=COUNTIFS([.B$1:.B$1048576];4;[.A$1:.A$1048576];0)" office:value-type="float" office:value="0" calcext:value-type="float">
            <text:p>0</text:p>
          </table:table-cell>
          <table:table-cell table:style-name="ce1" table:formula="of:=COUNTIFS([.B$1:.B$1048576];5;[.A$1:.A$1048576];0)" office:value-type="float" office:value="0" calcext:value-type="float">
            <text:p>0</text:p>
          </table:table-cell>
          <table:table-cell table:style-name="ce1" table:formula="of:=COUNTIFS([.B$1:.B$1048576];6;[.A$1:.A$1048576];0)" office:value-type="float" office:value="1" calcext:value-type="float">
            <text:p>1</text:p>
          </table:table-cell>
          <table:table-cell table:style-name="ce1" table:formula="of:=COUNTIFS([.B$1:.B$1048576];7;[.A$1:.A$1048576];0)" office:value-type="float" office:value="0" calcext:value-type="float">
            <text:p>0</text:p>
          </table:table-cell>
          <table:table-cell table:style-name="ce1" table:formula="of:=COUNTIFS([.B$1:.B$1048576];8;[.A$1:.A$1048576];0)" office:value-type="float" office:value="0" calcext:value-type="float">
            <text:p>0</text:p>
          </table:table-cell>
          <table:table-cell table:style-name="ce1" table:formula="of:=COUNTIFS([.B$1:.B$1048576];9;[.A$1:.A$1048576];0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COUNTIFS([.B$1:.B$1048576];0;[.A$1:.A$1048576];1)" office:value-type="float" office:value="1" calcext:value-type="float">
            <text:p>1</text:p>
          </table:table-cell>
          <table:table-cell table:style-name="ce2" table:formula="of:=COUNTIFS([.B$1:.B$1048576];1;[.A$1:.A$1048576];1)" office:value-type="float" office:value="179" calcext:value-type="float">
            <text:p>179</text:p>
          </table:table-cell>
          <table:table-cell table:style-name="ce2" table:formula="of:=COUNTIFS([.B$1:.B$1048576];2;[.A$1:.A$1048576];1)" office:value-type="float" office:value="1" calcext:value-type="float">
            <text:p>1</text:p>
          </table:table-cell>
          <table:table-cell table:style-name="ce2" table:formula="of:=COUNTIFS([.B$1:.B$1048576];3;[.A$1:.A$1048576];1)" office:value-type="float" office:value="0" calcext:value-type="float">
            <text:p>0</text:p>
          </table:table-cell>
          <table:table-cell table:style-name="ce2" table:formula="of:=COUNTIFS([.B$1:.B$1048576];4;[.A$1:.A$1048576];1)" office:value-type="float" office:value="0" calcext:value-type="float">
            <text:p>0</text:p>
          </table:table-cell>
          <table:table-cell table:style-name="ce2" table:formula="of:=COUNTIFS([.B$1:.B$1048576];5;[.A$1:.A$1048576];1)" office:value-type="float" office:value="0" calcext:value-type="float">
            <text:p>0</text:p>
          </table:table-cell>
          <table:table-cell table:style-name="ce2" table:formula="of:=COUNTIFS([.B$1:.B$1048576];6;[.A$1:.A$1048576];1)" office:value-type="float" office:value="0" calcext:value-type="float">
            <text:p>0</text:p>
          </table:table-cell>
          <table:table-cell table:style-name="ce2" table:formula="of:=COUNTIFS([.B$1:.B$1048576];7;[.A$1:.A$1048576];1)" office:value-type="float" office:value="1" calcext:value-type="float">
            <text:p>1</text:p>
          </table:table-cell>
          <table:table-cell table:style-name="ce2" table:formula="of:=COUNTIFS([.B$1:.B$1048576];8;[.A$1:.A$1048576];1)" office:value-type="float" office:value="0" calcext:value-type="float">
            <text:p>0</text:p>
          </table:table-cell>
          <table:table-cell table:style-name="ce2" table:formula="of:=COUNTIFS([.B$1:.B$1048576];9;[.A$1:.A$1048576];1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COUNTIFS([.B$1:.B$1048576];0;[.A$1:.A$1048576];2)" office:value-type="float" office:value="16" calcext:value-type="float">
            <text:p>16</text:p>
          </table:table-cell>
          <table:table-cell table:style-name="ce3" table:formula="of:=COUNTIFS([.B$1:.B$1048576];1;[.A$1:.A$1048576];2)" office:value-type="float" office:value="10" calcext:value-type="float">
            <text:p>10</text:p>
          </table:table-cell>
          <table:table-cell table:style-name="ce3" table:formula="of:=COUNTIFS([.B$1:.B$1048576];2;[.A$1:.A$1048576];2)" office:value-type="float" office:value="125" calcext:value-type="float">
            <text:p>125</text:p>
          </table:table-cell>
          <table:table-cell table:style-name="ce3" table:formula="of:=COUNTIFS([.B$1:.B$1048576];3;[.A$1:.A$1048576];2)" office:value-type="float" office:value="0" calcext:value-type="float">
            <text:p>0</text:p>
          </table:table-cell>
          <table:table-cell table:style-name="ce3" table:formula="of:=COUNTIFS([.B$1:.B$1048576];4;[.A$1:.A$1048576];2)" office:value-type="float" office:value="0" calcext:value-type="float">
            <text:p>0</text:p>
          </table:table-cell>
          <table:table-cell table:style-name="ce3" table:formula="of:=COUNTIFS([.B$1:.B$1048576];5;[.A$1:.A$1048576];2)" office:value-type="float" office:value="0" calcext:value-type="float">
            <text:p>0</text:p>
          </table:table-cell>
          <table:table-cell table:style-name="ce3" table:formula="of:=COUNTIFS([.B$1:.B$1048576];6;[.A$1:.A$1048576];2)" office:value-type="float" office:value="0" calcext:value-type="float">
            <text:p>0</text:p>
          </table:table-cell>
          <table:table-cell table:style-name="ce3" table:formula="of:=COUNTIFS([.B$1:.B$1048576];7;[.A$1:.A$1048576];2)" office:value-type="float" office:value="5" calcext:value-type="float">
            <text:p>5</text:p>
          </table:table-cell>
          <table:table-cell table:style-name="ce3" table:formula="of:=COUNTIFS([.B$1:.B$1048576];8;[.A$1:.A$1048576];2)" office:value-type="float" office:value="2" calcext:value-type="float">
            <text:p>2</text:p>
          </table:table-cell>
          <table:table-cell table:style-name="ce3" table:formula="of:=COUNTIFS([.B$1:.B$1048576];9;[.A$1:.A$1048576];2)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COUNTIFS([.B$1:.B$1048576];0;[.A$1:.A$1048576];3)" office:value-type="float" office:value="11" calcext:value-type="float">
            <text:p>11</text:p>
          </table:table-cell>
          <table:table-cell table:style-name="ce4" table:formula="of:=COUNTIFS([.B$1:.B$1048576];1;[.A$1:.A$1048576];3)" office:value-type="float" office:value="6" calcext:value-type="float">
            <text:p>6</text:p>
          </table:table-cell>
          <table:table-cell table:style-name="ce4" table:formula="of:=COUNTIFS([.B$1:.B$1048576];2;[.A$1:.A$1048576];3)" office:value-type="float" office:value="0" calcext:value-type="float">
            <text:p>0</text:p>
          </table:table-cell>
          <table:table-cell table:style-name="ce4" table:formula="of:=COUNTIFS([.B$1:.B$1048576];3;[.A$1:.A$1048576];3)" office:value-type="float" office:value="148" calcext:value-type="float">
            <text:p>148</text:p>
          </table:table-cell>
          <table:table-cell table:style-name="ce4" table:formula="of:=COUNTIFS([.B$1:.B$1048576];4;[.A$1:.A$1048576];3)" office:value-type="float" office:value="0" calcext:value-type="float">
            <text:p>0</text:p>
          </table:table-cell>
          <table:table-cell table:style-name="ce4" table:formula="of:=COUNTIFS([.B$1:.B$1048576];5;[.A$1:.A$1048576];3)" office:value-type="float" office:value="2" calcext:value-type="float">
            <text:p>2</text:p>
          </table:table-cell>
          <table:table-cell table:style-name="ce4" table:formula="of:=COUNTIFS([.B$1:.B$1048576];6;[.A$1:.A$1048576];3)" office:value-type="float" office:value="0" calcext:value-type="float">
            <text:p>0</text:p>
          </table:table-cell>
          <table:table-cell table:style-name="ce4" table:formula="of:=COUNTIFS([.B$1:.B$1048576];7;[.A$1:.A$1048576];3)" office:value-type="float" office:value="1" calcext:value-type="float">
            <text:p>1</text:p>
          </table:table-cell>
          <table:table-cell table:style-name="ce4" table:formula="of:=COUNTIFS([.B$1:.B$1048576];8;[.A$1:.A$1048576];3)" office:value-type="float" office:value="0" calcext:value-type="float">
            <text:p>0</text:p>
          </table:table-cell>
          <table:table-cell table:style-name="ce4" table:formula="of:=COUNTIFS([.B$1:.B$1048576];9;[.A$1:.A$1048576];3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table:formula="of:=COUNTIFS([.B$1:.B$1048576];0;[.A$1:.A$1048576];4)" office:value-type="float" office:value="12" calcext:value-type="float">
            <text:p>12</text:p>
          </table:table-cell>
          <table:table-cell table:style-name="ce5" table:formula="of:=COUNTIFS([.B$1:.B$1048576];1;[.A$1:.A$1048576];4)" office:value-type="float" office:value="5" calcext:value-type="float">
            <text:p>5</text:p>
          </table:table-cell>
          <table:table-cell table:style-name="ce5" table:formula="of:=COUNTIFS([.B$1:.B$1048576];2;[.A$1:.A$1048576];4)" office:value-type="float" office:value="0" calcext:value-type="float">
            <text:p>0</text:p>
          </table:table-cell>
          <table:table-cell table:style-name="ce5" table:formula="of:=COUNTIFS([.B$1:.B$1048576];3;[.A$1:.A$1048576];4)" office:value-type="float" office:value="0" calcext:value-type="float">
            <text:p>0</text:p>
          </table:table-cell>
          <table:table-cell table:style-name="ce5" table:formula="of:=COUNTIFS([.B$1:.B$1048576];4;[.A$1:.A$1048576];4)" office:value-type="float" office:value="138" calcext:value-type="float">
            <text:p>138</text:p>
          </table:table-cell>
          <table:table-cell table:style-name="ce5" table:formula="of:=COUNTIFS([.B$1:.B$1048576];5;[.A$1:.A$1048576];4)" office:value-type="float" office:value="0" calcext:value-type="float">
            <text:p>0</text:p>
          </table:table-cell>
          <table:table-cell table:style-name="ce5" table:formula="of:=COUNTIFS([.B$1:.B$1048576];6;[.A$1:.A$1048576];4)" office:value-type="float" office:value="1" calcext:value-type="float">
            <text:p>1</text:p>
          </table:table-cell>
          <table:table-cell table:style-name="ce5" table:formula="of:=COUNTIFS([.B$1:.B$1048576];7;[.A$1:.A$1048576];4)" office:value-type="float" office:value="0" calcext:value-type="float">
            <text:p>0</text:p>
          </table:table-cell>
          <table:table-cell table:style-name="ce5" table:formula="of:=COUNTIFS([.B$1:.B$1048576];8;[.A$1:.A$1048576];4)" office:value-type="float" office:value="0" calcext:value-type="float">
            <text:p>0</text:p>
          </table:table-cell>
          <table:table-cell table:style-name="ce5" table:formula="of:=COUNTIFS([.B$1:.B$1048576];9;[.A$1:.A$1048576];4)" office:value-type="float" office:value="8" calcext:value-type="float">
            <text:p>8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table:formula="of:=COUNTIFS([.B$1:.B$1048576];0;[.A$1:.A$1048576];5)" office:value-type="float" office:value="20" calcext:value-type="float">
            <text:p>20</text:p>
          </table:table-cell>
          <table:table-cell table:style-name="ce6" table:formula="of:=COUNTIFS([.B$1:.B$1048576];1;[.A$1:.A$1048576];5)" office:value-type="float" office:value="0" calcext:value-type="float">
            <text:p>0</text:p>
          </table:table-cell>
          <table:table-cell table:style-name="ce6" table:formula="of:=COUNTIFS([.B$1:.B$1048576];2;[.A$1:.A$1048576];5)" office:value-type="float" office:value="0" calcext:value-type="float">
            <text:p>0</text:p>
          </table:table-cell>
          <table:table-cell table:style-name="ce6" table:formula="of:=COUNTIFS([.B$1:.B$1048576];3;[.A$1:.A$1048576];5)" office:value-type="float" office:value="1" calcext:value-type="float">
            <text:p>1</text:p>
          </table:table-cell>
          <table:table-cell table:style-name="ce6" table:formula="of:=COUNTIFS([.B$1:.B$1048576];4;[.A$1:.A$1048576];5)" office:value-type="float" office:value="0" calcext:value-type="float">
            <text:p>0</text:p>
          </table:table-cell>
          <table:table-cell table:style-name="ce6" table:formula="of:=COUNTIFS([.B$1:.B$1048576];5;[.A$1:.A$1048576];5)" office:value-type="float" office:value="119" calcext:value-type="float">
            <text:p>119</text:p>
          </table:table-cell>
          <table:table-cell table:style-name="ce6" table:formula="of:=COUNTIFS([.B$1:.B$1048576];6;[.A$1:.A$1048576];5)" office:value-type="float" office:value="2" calcext:value-type="float">
            <text:p>2</text:p>
          </table:table-cell>
          <table:table-cell table:style-name="ce6" table:formula="of:=COUNTIFS([.B$1:.B$1048576];7;[.A$1:.A$1048576];5)" office:value-type="float" office:value="0" calcext:value-type="float">
            <text:p>0</text:p>
          </table:table-cell>
          <table:table-cell table:style-name="ce6" table:formula="of:=COUNTIFS([.B$1:.B$1048576];8;[.A$1:.A$1048576];5)" office:value-type="float" office:value="0" calcext:value-type="float">
            <text:p>0</text:p>
          </table:table-cell>
          <table:table-cell table:style-name="ce6" table:formula="of:=COUNTIFS([.B$1:.B$1048576];9;[.A$1:.A$1048576];5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table:formula="of:=COUNTIFS([.B$1:.B$1048576];0;[.A$1:.A$1048576];6)" office:value-type="float" office:value="6" calcext:value-type="float">
            <text:p>6</text:p>
          </table:table-cell>
          <table:table-cell table:style-name="ce7" table:formula="of:=COUNTIFS([.B$1:.B$1048576];1;[.A$1:.A$1048576];6)" office:value-type="float" office:value="2" calcext:value-type="float">
            <text:p>2</text:p>
          </table:table-cell>
          <table:table-cell table:style-name="ce7" table:formula="of:=COUNTIFS([.B$1:.B$1048576];2;[.A$1:.A$1048576];6)" office:value-type="float" office:value="0" calcext:value-type="float">
            <text:p>0</text:p>
          </table:table-cell>
          <table:table-cell table:style-name="ce7" table:formula="of:=COUNTIFS([.B$1:.B$1048576];3;[.A$1:.A$1048576];6)" office:value-type="float" office:value="0" calcext:value-type="float">
            <text:p>0</text:p>
          </table:table-cell>
          <table:table-cell table:style-name="ce7" table:formula="of:=COUNTIFS([.B$1:.B$1048576];4;[.A$1:.A$1048576];6)" office:value-type="float" office:value="0" calcext:value-type="float">
            <text:p>0</text:p>
          </table:table-cell>
          <table:table-cell table:style-name="ce7" table:formula="of:=COUNTIFS([.B$1:.B$1048576];5;[.A$1:.A$1048576];6)" office:value-type="float" office:value="1" calcext:value-type="float">
            <text:p>1</text:p>
          </table:table-cell>
          <table:table-cell table:style-name="ce7" table:formula="of:=COUNTIFS([.B$1:.B$1048576];6;[.A$1:.A$1048576];6)" office:value-type="float" office:value="157" calcext:value-type="float">
            <text:p>157</text:p>
          </table:table-cell>
          <table:table-cell table:style-name="ce7" table:formula="of:=COUNTIFS([.B$1:.B$1048576];7;[.A$1:.A$1048576];6)" office:value-type="float" office:value="0" calcext:value-type="float">
            <text:p>0</text:p>
          </table:table-cell>
          <table:table-cell table:style-name="ce7" table:formula="of:=COUNTIFS([.B$1:.B$1048576];8;[.A$1:.A$1048576];6)" office:value-type="float" office:value="0" calcext:value-type="float">
            <text:p>0</text:p>
          </table:table-cell>
          <table:table-cell table:style-name="ce7" table:formula="of:=COUNTIFS([.B$1:.B$1048576];9;[.A$1:.A$1048576];6)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COUNTIFS([.B$1:.B$1048576];0;[.A$1:.A$1048576];7)" office:value-type="float" office:value="12" calcext:value-type="float">
            <text:p>12</text:p>
          </table:table-cell>
          <table:table-cell table:style-name="ce8" table:formula="of:=COUNTIFS([.B$1:.B$1048576];1;[.A$1:.A$1048576];7)" office:value-type="float" office:value="3" calcext:value-type="float">
            <text:p>3</text:p>
          </table:table-cell>
          <table:table-cell table:style-name="ce8" table:formula="of:=COUNTIFS([.B$1:.B$1048576];2;[.A$1:.A$1048576];7)" office:value-type="float" office:value="1" calcext:value-type="float">
            <text:p>1</text:p>
          </table:table-cell>
          <table:table-cell table:style-name="ce8" table:formula="of:=COUNTIFS([.B$1:.B$1048576];3;[.A$1:.A$1048576];7)" office:value-type="float" office:value="0" calcext:value-type="float">
            <text:p>0</text:p>
          </table:table-cell>
          <table:table-cell table:style-name="ce8" table:formula="of:=COUNTIFS([.B$1:.B$1048576];4;[.A$1:.A$1048576];7)" office:value-type="float" office:value="2" calcext:value-type="float">
            <text:p>2</text:p>
          </table:table-cell>
          <table:table-cell table:style-name="ce8" table:formula="of:=COUNTIFS([.B$1:.B$1048576];5;[.A$1:.A$1048576];7)" office:value-type="float" office:value="0" calcext:value-type="float">
            <text:p>0</text:p>
          </table:table-cell>
          <table:table-cell table:style-name="ce8" table:formula="of:=COUNTIFS([.B$1:.B$1048576];6;[.A$1:.A$1048576];7)" office:value-type="float" office:value="0" calcext:value-type="float">
            <text:p>0</text:p>
          </table:table-cell>
          <table:table-cell table:style-name="ce8" table:formula="of:=COUNTIFS([.B$1:.B$1048576];7;[.A$1:.A$1048576];7)" office:value-type="float" office:value="151" calcext:value-type="float">
            <text:p>151</text:p>
          </table:table-cell>
          <table:table-cell table:style-name="ce8" table:formula="of:=COUNTIFS([.B$1:.B$1048576];8;[.A$1:.A$1048576];7)" office:value-type="float" office:value="0" calcext:value-type="float">
            <text:p>0</text:p>
          </table:table-cell>
          <table:table-cell table:style-name="ce8" table:formula="of:=COUNTIFS([.B$1:.B$1048576];9;[.A$1:.A$1048576];7)"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style-name="ce9" table:formula="of:=COUNTIFS([.B$1:.B$1048576];0;[.A$1:.A$1048576];8)" office:value-type="float" office:value="27" calcext:value-type="float">
            <text:p>27</text:p>
          </table:table-cell>
          <table:table-cell table:style-name="ce9" table:formula="of:=COUNTIFS([.B$1:.B$1048576];1;[.A$1:.A$1048576];8)" office:value-type="float" office:value="4" calcext:value-type="float">
            <text:p>4</text:p>
          </table:table-cell>
          <table:table-cell table:style-name="ce9" table:formula="of:=COUNTIFS([.B$1:.B$1048576];2;[.A$1:.A$1048576];8)" office:value-type="float" office:value="0" calcext:value-type="float">
            <text:p>0</text:p>
          </table:table-cell>
          <table:table-cell table:style-name="ce9" table:formula="of:=COUNTIFS([.B$1:.B$1048576];3;[.A$1:.A$1048576];8)" office:value-type="float" office:value="0" calcext:value-type="float">
            <text:p>0</text:p>
          </table:table-cell>
          <table:table-cell table:style-name="ce9" table:formula="of:=COUNTIFS([.B$1:.B$1048576];4;[.A$1:.A$1048576];8)" office:value-type="float" office:value="0" calcext:value-type="float">
            <text:p>0</text:p>
          </table:table-cell>
          <table:table-cell table:style-name="ce9" table:formula="of:=COUNTIFS([.B$1:.B$1048576];5;[.A$1:.A$1048576];8)" office:value-type="float" office:value="4" calcext:value-type="float">
            <text:p>4</text:p>
          </table:table-cell>
          <table:table-cell table:style-name="ce9" table:formula="of:=COUNTIFS([.B$1:.B$1048576];6;[.A$1:.A$1048576];8)" office:value-type="float" office:value="2" calcext:value-type="float">
            <text:p>2</text:p>
          </table:table-cell>
          <table:table-cell table:style-name="ce9" table:formula="of:=COUNTIFS([.B$1:.B$1048576];7;[.A$1:.A$1048576];8)" office:value-type="float" office:value="0" calcext:value-type="float">
            <text:p>0</text:p>
          </table:table-cell>
          <table:table-cell table:style-name="ce9" table:formula="of:=COUNTIFS([.B$1:.B$1048576];8;[.A$1:.A$1048576];8)" office:value-type="float" office:value="111" calcext:value-type="float">
            <text:p>111</text:p>
          </table:table-cell>
          <table:table-cell table:style-name="ce9" table:formula="of:=COUNTIFS([.B$1:.B$1048576];9;[.A$1:.A$1048576];8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table:formula="of:=COUNTIFS([.B$1:.B$1048576];0;[.A$1:.A$1048576];9)" office:value-type="float" office:value="11" calcext:value-type="float">
            <text:p>11</text:p>
          </table:table-cell>
          <table:table-cell table:style-name="ce10" table:formula="of:=COUNTIFS([.B$1:.B$1048576];1;[.A$1:.A$1048576];9)" office:value-type="float" office:value="0" calcext:value-type="float">
            <text:p>0</text:p>
          </table:table-cell>
          <table:table-cell table:style-name="ce10" table:formula="of:=COUNTIFS([.B$1:.B$1048576];2;[.A$1:.A$1048576];9)" office:value-type="float" office:value="0" calcext:value-type="float">
            <text:p>0</text:p>
          </table:table-cell>
          <table:table-cell table:style-name="ce10" table:formula="of:=COUNTIFS([.B$1:.B$1048576];3;[.A$1:.A$1048576];9)" office:value-type="float" office:value="0" calcext:value-type="float">
            <text:p>0</text:p>
          </table:table-cell>
          <table:table-cell table:style-name="ce10" table:formula="of:=COUNTIFS([.B$1:.B$1048576];4;[.A$1:.A$1048576];9)" office:value-type="float" office:value="1" calcext:value-type="float">
            <text:p>1</text:p>
          </table:table-cell>
          <table:table-cell table:style-name="ce10" table:formula="of:=COUNTIFS([.B$1:.B$1048576];5;[.A$1:.A$1048576];9)" office:value-type="float" office:value="0" calcext:value-type="float">
            <text:p>0</text:p>
          </table:table-cell>
          <table:table-cell table:style-name="ce10" table:formula="of:=COUNTIFS([.B$1:.B$1048576];6;[.A$1:.A$1048576];9)" office:value-type="float" office:value="0" calcext:value-type="float">
            <text:p>0</text:p>
          </table:table-cell>
          <table:table-cell table:style-name="ce10" table:formula="of:=COUNTIFS([.B$1:.B$1048576];7;[.A$1:.A$1048576];9)" office:value-type="float" office:value="2" calcext:value-type="float">
            <text:p>2</text:p>
          </table:table-cell>
          <table:table-cell table:style-name="ce10" table:formula="of:=COUNTIFS([.B$1:.B$1048576];8;[.A$1:.A$1048576];9)" office:value-type="float" office:value="0" calcext:value-type="float">
            <text:p>0</text:p>
          </table:table-cell>
          <table:table-cell table:style-name="ce10" table:formula="of:=COUNTIFS([.B$1:.B$1048576];9;[.A$1:.A$1048576];9)"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IFS([.A$1:.A$1048576];0;[.B$1:.B$1048576];0)/COUNTIF([.A$1:.A$1048576];0)" office:value-type="float" office:value="0.993865030674847" calcext:value-type="float">
            <text:p>0.993865030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S([.A$1:.A$1048576];1;[.B$1:.B$1048576];1)/COUNTIF([.A$1:.A$1048576];1)" office:value-type="float" office:value="0.983516483516483" calcext:value-type="float">
            <text:p>0.983516483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S([.A$1:.A$1048576];2;[.B$1:.B$1048576];2)/COUNTIF([.A$1:.A$1048576];2)" office:value-type="float" office:value="0.786163522012579" calcext:value-type="float">
            <text:p>0.786163522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S([.A$1:.A$1048576];3;[.B$1:.B$1048576];3)/COUNTIF([.A$1:.A$1048576];3)" office:value-type="float" office:value="0.880952380952381" calcext:value-type="float">
            <text:p>0.88095238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S([.A$1:.A$1048576];4;[.B$1:.B$1048576];4)/COUNTIF([.A$1:.A$1048576];4)" office:value-type="float" office:value="0.841463414634146" calcext:value-type="float">
            <text:p>0.841463414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S([.A$1:.A$1048576];5;[.B$1:.B$1048576];5)/COUNTIF([.A$1:.A$1048576];5)" office:value-type="float" office:value="0.838028169014084" calcext:value-type="float">
            <text:p>0.83802816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S([.A$1:.A$1048576];6;[.B$1:.B$1048576];6)/COUNTIF([.A$1:.A$1048576];6)" office:value-type="float" office:value="0.94578313253012" calcext:value-type="float">
            <text:p>0.945783132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S([.A$1:.A$1048576];7;[.B$1:.B$1048576];7)/COUNTIF([.A$1:.A$1048576];7)" office:value-type="float" office:value="0.877906976744186" calcext:value-type="float">
            <text:p>0.8779069767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S([.A$1:.A$1048576];8;[.B$1:.B$1048576];8)/COUNTIF([.A$1:.A$1048576];8)" office:value-type="float" office:value="0.74" calcext:value-type="float">
            <text:p>0.7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S([.A$1:.A$1048576];9;[.B$1:.B$1048576];9)/COUNTIF([.A$1:.A$1048576];9)" office:value-type="float" office:value="0.91304347826087" calcext:value-type="float">
            <text:p>0.9130434783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Average</text:p>
          </table:table-cell>
          <table:table-cell table:formula="of:=SUM([.F16:.F25])/10" office:value-type="float" office:value="0.88007225883397" calcext:value-type="float">
            <text:p>0.880072258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12"/>
        </table:table-row>
        <calcext:conditional-formats>
          <calcext:conditional-format calcext:target-range-address="'knn_results(12)'.E4:'knn_results(12)'.N4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  <calcext:conditional-format calcext:target-range-address="'knn_results(12)'.E5:'knn_results(12)'.N5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2)'.E6:'knn_results(12)'.N6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2)'.E7:'knn_results(12)'.N7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2)'.E8:'knn_results(12)'.N8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2)'.E9:'knn_results(12)'.N9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2)'.E10:'knn_results(12)'.N10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2)'.E11:'knn_results(12)'.N11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2)'.E12:'knn_results(12)'.N12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  <calcext:conditional-format calcext:target-range-address="'knn_results(12)'.E13:'knn_results(12)'.N13">
            <calcext:color-scale>
              <calcext:color-scale-entry calcext:value="0" calcext:type="minimum" calcext:color="#fcfcff"/>
              <calcext:color-scale-entry calcext:value="0" calcext:type="maximum" calcext:color="#f8696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17:42:14.732683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17:52:23.538253601</dc:date>
    <meta:editing-duration>PT11M6S</meta:editing-duration>
    <meta:editing-cycles>2</meta:editing-cycles>
    <meta:generator>LibreOffice/5.1.6.2$Linux_X86_64 LibreOffice_project/10m0$Build-2</meta:generator>
    <meta:document-statistic meta:table-count="1" meta:cell-count="3399" meta:object-count="0"/>
  </office:meta>
</office:document-meta>
</file>